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78.4mm"/>
    </style:style>
    <style:style style:name="co3" style:family="table-column">
      <style:table-column-properties fo:break-before="auto" style:column-width="39.74mm"/>
    </style:style>
    <style:style style:name="co4" style:family="table-column">
      <style:table-column-properties fo:break-before="auto" style:column-width="24.96mm"/>
    </style:style>
    <style:style style:name="co5" style:family="table-column">
      <style:table-column-properties fo:break-before="auto" style:column-width="27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3.62mm"/>
    </style:style>
    <style:style style:name="co8" style:family="table-column">
      <style:table-column-properties fo:break-before="auto" style:column-width="27.43mm"/>
    </style:style>
    <style:style style:name="co9" style:family="table-column">
      <style:table-column-properties fo:break-before="auto" style:column-width="72.16mm"/>
    </style:style>
    <style:style style:name="co10" style:family="table-column">
      <style:table-column-properties fo:break-before="auto" style:column-width="34.59mm"/>
    </style:style>
    <style:style style:name="co11" style:family="table-column">
      <style:table-column-properties fo:break-before="auto" style:column-width="62.72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42.95mm"/>
    </style:style>
    <style:style style:name="co14" style:family="table-column">
      <style:table-column-properties fo:break-before="auto" style:column-width="77.33mm"/>
    </style:style>
    <style:style style:name="co15" style:family="table-column">
      <style:table-column-properties fo:break-before="auto" style:column-width="40.82mm"/>
    </style:style>
    <style:style style:name="co16" style:family="table-column">
      <style:table-column-properties fo:break-before="auto" style:column-width="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9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4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a6" fo:border="0.06pt solid #000000"/>
    </style:style>
    <style:style style:name="ce8" style:family="table-cell" style:parent-style-name="Default">
      <style:table-cell-properties fo:background-color="#ec9ba4" fo:border="0.06pt solid #000000"/>
    </style:style>
    <style:style style:name="ce10" style:family="table-cell" style:parent-style-name="Default">
      <style:table-cell-properties fo:background-color="#ffbf00" fo:border="0.06pt solid #000000"/>
    </style:style>
    <style:style style:name="ce15" style:family="table-cell" style:parent-style-name="Default">
      <style:table-cell-properties fo:background-color="#dee6ef" fo:border="0.06pt solid #000000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19" style:family="table-cell" style:parent-style-name="Default">
      <style:table-cell-properties fo:background-color="#dee6e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fo:background-color="#ffffa6" fo:border="0.06pt solid #000000"/>
    </style:style>
    <style:style style:name="ce17" style:family="table-cell" style:parent-style-name="Default" style:data-style-name="N10">
      <style:table-cell-properties fo:background-color="#ec9ba4" fo:border="0.06pt solid #000000"/>
    </style:style>
    <style:style style:name="ce14" style:family="table-cell" style:parent-style-name="Default" style:data-style-name="N10">
      <style:table-cell-properties fo:background-color="#ffbf00" fo:border="0.06pt solid #000000"/>
    </style:style>
    <style:style style:name="ce23" style:family="table-cell" style:parent-style-name="Default" style:data-style-name="N10">
      <style:table-cell-properties fo:background-color="#dee6ef" fo:border="0.06pt solid #000000"/>
    </style:style>
    <style:style style:name="ce24" style:family="table-cell" style:parent-style-name="Default" style:data-style-name="N10">
      <style:table-cell-properties fo:background-color="transparent" fo:border="0.06pt solid #000000"/>
    </style:style>
    <style:style style:name="ce28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結果まとめ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4" table:default-cell-style-name="ce1"/>
        <table:table-column table:style-name="co8" table:default-cell-style-name="ce13"/>
        <table:table-column table:style-name="co8" table:number-columns-repeated="2" table:default-cell-style-name="ce1"/>
        <table:table-column table:style-name="co9" table:default-cell-style-name="ce1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# of variations</text:p>
          </table:table-cell>
          <table:table-cell table:style-name="Default" table:number-columns-repeated="4"/>
          <table:table-cell table:style-name="Default" office:value-type="string" calcext:value-type="string" table:number-columns-spanned="4" table:number-rows-spanned="1">
            <text:p>バグありファイル</text:p>
          </table:table-cell>
          <table:covered-table-cell table:number-columns-repeated="3" table:style-name="Default"/>
          <table:table-cell table:style-name="Default"/>
          <table:table-cell table:style-name="Default" office:value-type="string" calcext:value-type="string" table:number-columns-spanned="2" table:number-rows-spanned="1">
            <text:p>バグなしファイル</text:p>
          </table:table-cell>
          <table:covered-table-cell table:style-name="Default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Defect Sub Type</text:p>
          </table:table-cell>
          <table:table-cell table:style-name="ce4" office:value-type="string" calcext:value-type="string">
            <text:p>Defect Type</text:p>
          </table:table-cell>
          <table:table-cell table:style-name="ce4" office:value-type="string" calcext:value-type="string">
            <text:p>with Defects</text:p>
          </table:table-cell>
          <table:table-cell table:style-name="ce4" office:value-type="string" calcext:value-type="string">
            <text:p>without Defects</text:p>
          </table:table-cell>
          <table:table-cell table:style-name="ce4" office:value-type="string" calcext:value-type="string">
            <text:p>test file id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採否</text:p>
          </table:table-cell>
          <table:table-cell table:style-name="ce7" office:value-type="string" calcext:value-type="string">
            <text:p>バグを見つけた数</text:p>
          </table:table-cell>
          <table:table-cell table:style-name="ce7" office:value-type="string" calcext:value-type="string">
            <text:p>期待通り見つけた件数</text:p>
          </table:table-cell>
          <table:table-cell table:style-name="ce7" office:value-type="string" calcext:value-type="string">
            <text:p>期待通りではないがともかく見つけた件数</text:p>
          </table:table-cell>
          <table:table-cell table:style-name="ce7" office:value-type="string" calcext:value-type="string">
            <text:p>見つけられなかった件数</text:p>
          </table:table-cell>
          <table:table-cell table:style-name="ce7" office:value-type="string" calcext:value-type="string">
            <text:p>発見率</text:p>
          </table:table-cell>
          <table:table-cell table:style-name="ce7" office:value-type="string" calcext:value-type="string">
            <text:p>バグを見つけた数</text:p>
          </table:table-cell>
          <table:table-cell table:style-name="ce7" office:value-type="string" calcext:value-type="string">
            <text:p>見つけられなかった件数</text:p>
          </table:table-cell>
          <table:table-cell table:style-name="ce7" office:value-type="string" calcext:value-type="string">
            <text:p>考察</text:p>
          </table:table-cell>
          <table:table-cell office:value-type="string" calcext:value-type="string">
            <text:p>メモ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tic buffer overrun</text:p>
          </table:table-cell>
          <table:table-cell table:style-name="ce2" office:value-type="string" calcext:value-type="string">
            <text:p>Static memory</text:p>
          </table:table-cell>
          <table:table-cell table:number-columns-repeated="2" table:style-name="ce2" office:value-type="float" office:value="54" calcext:value-type="float">
            <text:p>5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verrun_st.c</text:p>
          </table:table-cell>
          <table:table-cell table:style-name="ce2" office:value-type="string" calcext:value-type="string">
            <text:p>採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3]-[.I3]" office:value-type="float" office:value="0" calcext:value-type="float">
            <text:p>0</text:p>
          </table:table-cell>
          <table:table-cell table:formula="of:=[.I3]/[.D3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3]-[.N3]" office:value-type="float" office:value="54" calcext:value-type="float">
            <text:p>54</text:p>
          </table:table-cell>
          <table:table-cell table:style-name="ce2" office:value-type="string" calcext:value-type="string">
            <text:p>実施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atic buffer underrun</text:p>
          </table:table-cell>
          <table:table-cell table:style-name="ce2" office:value-type="string" calcext:value-type="string">
            <text:p>Static memory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nderrun_st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]+[.K4]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]-[.I4]" office:value-type="float" office:value="0" calcext:value-type="float">
            <text:p>0</text:p>
          </table:table-cell>
          <table:table-cell table:formula="of:=[.I4]/[.D4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]-[.N4]" office:value-type="float" office:value="13" calcext:value-type="float">
            <text:p>13</text:p>
          </table:table-cell>
          <table:table-cell table:style-name="ce2"/>
          <table:table-cell table:number-columns-repeated="2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ross thread stack access</text:p>
          </table:table-cell>
          <table:table-cell table:style-name="ce8" office:value-type="string" calcext:value-type="string">
            <text:p>Stack-related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st_cross_thread_access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5]+[.K5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5]-[.I5]" office:value-type="float" office:value="6" calcext:value-type="float">
            <text:p>6</text:p>
          </table:table-cell>
          <table:table-cell table:style-name="ce17" table:formula="of:=[.I5]/[.D5]" office:value-type="percentage" office:value="0" calcext:value-type="percentage">
            <text:p>0%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E5]-[.N5]" office:value-type="float" office:value="3" calcext:value-type="float">
            <text:p>3</text:p>
          </table:table-cell>
          <table:table-cell table:style-name="ce8" office:value-type="string" calcext:value-type="string">
            <text:p>#001, #002, #003, #006について、sleep関数、pthread_join関数がコールできず、動作不可。</text:p>
          </table:table-cell>
          <table:table-cell office:value-type="string" calcext:value-type="string">
            <text:p>thread未対応なので、これは発見できないことが期待。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tack overflow</text:p>
          </table:table-cell>
          <table:table-cell table:style-name="ce8" office:value-type="string" calcext:value-type="string">
            <text:p>Stack-related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t_overflow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6]+[.K6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6]-[.I6]" office:value-type="float" office:value="7" calcext:value-type="float">
            <text:p>7</text:p>
          </table:table-cell>
          <table:table-cell table:style-name="ce17" table:formula="of:=[.I6]/[.D6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6]-[.N6]" office:value-type="float" office:value="7" calcext:value-type="float">
            <text:p>7</text:p>
          </table:table-cell>
          <table:table-cell table:style-name="ce8" office:value-type="string" calcext:value-type="string">
            <text:p>スタックサイズがテスト想定よりも大きいため発見できず。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ack underrun</text:p>
          </table:table-cell>
          <table:table-cell table:style-name="ce2" office:value-type="string" calcext:value-type="string">
            <text:p>Stack-related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st_underrun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7]+[.K7]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7]-[.I7]" office:value-type="float" office:value="0" calcext:value-type="float">
            <text:p>0</text:p>
          </table:table-cell>
          <table:table-cell table:formula="of:=[.I7]/[.D7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7]-[.N7]"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st_underrun_005だけKLEEバグでテストできず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valid memory access to already freed area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valid_memory_access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8]+[.K8]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8]-[.I8]" office:value-type="float" office:value="5" calcext:value-type="float">
            <text:p>5</text:p>
          </table:table-cell>
          <table:table-cell table:formula="of:=[.I8]/[.D8]" office:value-type="percentage" office:value="0.705882352941176" calcext:value-type="percentage">
            <text:p>71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8]-[.N8]" office:value-type="float" office:value="17" calcext:value-type="float">
            <text:p>1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Memory allocation failure</text:p>
          </table:table-cell>
          <table:table-cell table:style-name="ce8" office:value-type="string" calcext:value-type="string">
            <text:p>Resource management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memory_allocation_failure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9]+[.K9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9]-[.I9]" office:value-type="float" office:value="16" calcext:value-type="float">
            <text:p>16</text:p>
          </table:table-cell>
          <table:table-cell table:style-name="ce17" table:formula="of:=[.I9]/[.D9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9]-[.N9]" office:value-type="float" office:value="16" calcext:value-type="float">
            <text:p>16</text:p>
          </table:table-cell>
          <table:table-cell table:style-name="ce8" office:value-type="string" calcext:value-type="string">
            <text:p>OOM Killerに殺されたり、全く意図外の箇所を発見したため、0とした。</text:p>
          </table:table-cell>
          <table:table-cell table:number-columns-repeated="2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emory leakage</text:p>
          </table:table-cell>
          <table:table-cell table:style-name="ce8" office:value-type="string" calcext:value-type="string">
            <text:p>Resource management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memory_leak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10]+[.K10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10]-[.I10]" office:value-type="float" office:value="18" calcext:value-type="float">
            <text:p>18</text:p>
          </table:table-cell>
          <table:table-cell table:style-name="ce17" table:formula="of:=[.I10]/[.D10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10]-[.N10]" office:value-type="float" office:value="18" calcext:value-type="float">
            <text:p>18</text:p>
          </table:table-cell>
          <table:table-cell table:style-name="ce8" office:value-type="string" calcext:value-type="string">
            <text:p>memory_leak_001のみ実施。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turn of a pointer to a local variabl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eturn_local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1]+[.K11]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]-[.I11]" office:value-type="float" office:value="0" calcext:value-type="float">
            <text:p>0</text:p>
          </table:table-cell>
          <table:table-cell table:formula="of:=[.I11]/[.D11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1]-[.N11]" office:value-type="float" office:value="2" calcext:value-type="float">
            <text:p>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Uninitialized memory access</text:p>
          </table:table-cell>
          <table:table-cell table:style-name="ce10" office:value-type="string" calcext:value-type="string">
            <text:p>Resource management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uninit_memory_access.c</text:p>
          </table:table-cell>
          <table:table-cell table:style-name="ce10" office:value-type="string" calcext:value-type="string">
            <text:p>採</text:p>
          </table:table-cell>
          <table:table-cell table:style-name="ce10" table:formula="of:=[.J12]+[.K12]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D12]-[.I12]" office:value-type="float" office:value="11" calcext:value-type="float">
            <text:p>11</text:p>
          </table:table-cell>
          <table:table-cell table:style-name="ce14" table:formula="of:=[.I12]/[.D12]" office:value-type="percentage" office:value="0.266666666666667" calcext:value-type="percentage">
            <text:p>27%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12]-[.N12]" office:value-type="float" office:value="15" calcext:value-type="float">
            <text:p>15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ouble fre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ouble_free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3]+[.K13]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3]-[.I13]" office:value-type="float" office:value="1" calcext:value-type="float">
            <text:p>1</text:p>
          </table:table-cell>
          <table:table-cell table:formula="of:=[.I13]/[.D13]" office:value-type="percentage" office:value="0.916666666666667" calcext:value-type="percentage">
            <text:p>92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3]-[.N13]" office:value-type="float" office:value="12" calcext:value-type="float">
            <text:p>1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ree non dynamically allocated memory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ree_nondynamic_allocated_memory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4]+[.K14]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4]-[.I14]" office:value-type="float" office:value="0" calcext:value-type="float">
            <text:p>0</text:p>
          </table:table-cell>
          <table:table-cell table:formula="of:=[.I14]/[.D14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4]-[.N14]" office:value-type="float" office:value="16" calcext:value-type="float">
            <text:p>1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ee NULL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ee_null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5]+[.K15]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5]-[.I15]" office:value-type="float" office:value="5" calcext:value-type="float">
            <text:p>5</text:p>
          </table:table-cell>
          <table:table-cell table:formula="of:=[.I15]/[.D15]" office:value-type="percentage" office:value="0.642857142857143" calcext:value-type="percentage">
            <text:p>64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5]-[.N15]" office:value-type="float" office:value="14" calcext:value-type="float">
            <text:p>14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Bad cast of a function pointer</text:p>
          </table:table-cell>
          <table:table-cell table:style-name="ce10" office:value-type="string" calcext:value-type="string">
            <text:p>Pointer-related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unc_pointer.c</text:p>
          </table:table-cell>
          <table:table-cell table:style-name="ce10" office:value-type="string" calcext:value-type="string">
            <text:p>採</text:p>
          </table:table-cell>
          <table:table-cell table:style-name="ce10" table:formula="of:=[.J16]+[.K16]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D16]-[.I16]" office:value-type="float" office:value="10" calcext:value-type="float">
            <text:p>10</text:p>
          </table:table-cell>
          <table:table-cell table:style-name="ce14" table:formula="of:=[.I16]/[.D16]" office:value-type="percentage" office:value="0.333333333333333" calcext:value-type="percentage">
            <text:p>33%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16]-[.N16]" office:value-type="float" office:value="15" calcext:value-type="float">
            <text:p>15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ereferencing a NULL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ull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7]+[.K17]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7]-[.I17]" office:value-type="float" office:value="1" calcext:value-type="float">
            <text:p>1</text:p>
          </table:table-cell>
          <table:table-cell table:formula="of:=[.I17]/[.D17]" office:value-type="percentage" office:value="0.941176470588235" calcext:value-type="percentage">
            <text:p>94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7]-[.N17]" office:value-type="float" office:value="17" calcext:value-type="float">
            <text:p>1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Incorrect pointer arithmetic</text:p>
          </table:table-cell>
          <table:table-cell table:style-name="ce8" office:value-type="string" calcext:value-type="string">
            <text:p>Pointer-related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ptr_subtraction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18]+[.K18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18]-[.I18]" office:value-type="float" office:value="2" calcext:value-type="float">
            <text:p>2</text:p>
          </table:table-cell>
          <table:table-cell table:style-name="ce17" table:formula="of:=[.I18]/[.D18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18]-[.N18]" office:value-type="float" office:value="2" calcext:value-type="float">
            <text:p>2</text:p>
          </table:table-cell>
          <table:table-cell table:style-name="ce8" office:value-type="string" calcext:value-type="string">
            <text:p>ptr_subtraction_001のみ実施。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Uninitialized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uninit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9]+[.K19]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9]-[.I19]" office:value-type="float" office:value="8" calcext:value-type="float">
            <text:p>8</text:p>
          </table:table-cell>
          <table:table-cell table:formula="of:=[.I19]/[.D19]" office:value-type="percentage" office:value="0.5" calcext:value-type="percentage">
            <text:p>5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E19]-[.N19]" office:value-type="float" office:value="15" calcext:value-type="float">
            <text:p>15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rong arguments passed to a function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wrong_arguments_func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20]+[.K20]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0]-[.I20]" office:value-type="float" office:value="5" calcext:value-type="float">
            <text:p>5</text:p>
          </table:table-cell>
          <table:table-cell table:formula="of:=[.I20]/[.D20]" office:value-type="percentage" office:value="0.722222222222222" calcext:value-type="percentage">
            <text:p>72%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E20]-[.N20]" office:value-type="float" office:value="16" calcext:value-type="float">
            <text:p>1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Comparison NULL with function pointer</text:p>
          </table:table-cell>
          <table:table-cell table:style-name="ce8" office:value-type="string" calcext:value-type="string">
            <text:p>Pointer-related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mp_funcadr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21]+[.K21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21]-[.I21]" office:value-type="float" office:value="2" calcext:value-type="float">
            <text:p>2</text:p>
          </table:table-cell>
          <table:table-cell table:style-name="ce17" table:formula="of:=[.I21]/[.D21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21]-[.N21]" office:value-type="float" office:value="2" calcext:value-type="float">
            <text:p>2</text:p>
          </table:table-cell>
          <table:table-cell table:style-name="ce8" office:value-type="string" calcext:value-type="string">
            <text:p>cmp_funcadr_001のみ実施。clangがコード消去していたので発見できず。</text:p>
          </table:table-cell>
          <table:table-cell table:number-columns-repeated="2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ower related errors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29" calcext:value-type="float">
            <text:p>29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pow_related_errors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2]-[.I22]" office:value-type="float" office:value="29" calcext:value-type="float">
            <text:p>29</text:p>
          </table:table-cell>
          <table:table-cell table:style-name="ce23" table:formula="of:=[.I22]/[.D22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Integer sign lost because of unsigned cast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sign_conv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3]-[.I23]" office:value-type="float" office:value="19" calcext:value-type="float">
            <text:p>19</text:p>
          </table:table-cell>
          <table:table-cell table:style-name="ce23" table:formula="of:=[.I23]/[.D23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Division by zero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zero_division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number-columns-repeated="2"/>
          <table:table-cell table:style-name="ce19" table:formula="of:=[.D24]-[.I24]" office:value-type="float" office:value="2" calcext:value-type="float">
            <text:p>2</text:p>
          </table:table-cell>
          <table:table-cell table:style-name="ce23" table:formula="of:=[.I24]/[.D24]" office:value-type="percentage" office:value="0.875" calcext:value-type="percentage">
            <text:p>88%</text:p>
          </table:table-cell>
          <table:table-cell table:style-name="ce15" table:number-columns-repeated="3"/>
          <table:table-cell office:value-type="string" calcext:value-type="string">
            <text:p>8:floating;10:rand();</text:p>
          </table:table-cell>
          <table:table-cell office:value-type="string" calcext:value-type="string">
            <text:p>call void @klee_div_zero_check(i64 %int_cast_to_i64), !dbg !901</text:p>
          </table:table-cell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Bit shift bigger than integral type or negative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it_shift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number-columns-repeated="2"/>
          <table:table-cell table:style-name="ce19" table:formula="of:=[.D25]-[.I25]" office:value-type="float" office:value="1" calcext:value-type="float">
            <text:p>1</text:p>
          </table:table-cell>
          <table:table-cell table:style-name="ce23" table:formula="of:=[.I25]/[.D25]" office:value-type="percentage" office:value="0.941176470588235" calcext:value-type="percentage">
            <text:p>94%</text:p>
          </table:table-cell>
          <table:table-cell table:style-name="ce15" table:number-columns-repeated="3"/>
          <table:table-cell office:value-type="string" calcext:value-type="string">
            <text:p>store i32 undef, i32* %1, align 4, !dbg !992</text:p>
          </table:table-cell>
          <table:table-cell office:value-type="string" calcext:value-type="string">
            <text:p>call void @klee_overshift_check(i64 32, i64 %int_cast_to_i64)</text:p>
          </table:table-cell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Integer precision lost because of cast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data_lost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6]-[.I26]" office:value-type="float" office:value="19" calcext:value-type="float">
            <text:p>19</text:p>
          </table:table-cell>
          <table:table-cell table:style-name="ce23" table:formula="of:=[.I26]/[.D26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Data overflow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25" calcext:value-type="float">
            <text:p>2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data_overflow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7]-[.I27]" office:value-type="float" office:value="25" calcext:value-type="float">
            <text:p>25</text:p>
          </table:table-cell>
          <table:table-cell table:style-name="ce23" table:formula="of:=[.I27]/[.D27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Data underflow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data_underflow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8]-[.I28]" office:value-type="float" office:value="12" calcext:value-type="float">
            <text:p>12</text:p>
          </table:table-cell>
          <table:table-cell table:style-name="ce23" table:formula="of:=[.I28]/[.D28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intentional end less loop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less_loop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29]/[.D29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eless assignment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sign_cod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0]/[.D30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 extern type for global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valid_exter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1]/[.D31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n void function does not return valu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_retur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2]/[.D32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initialized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init_var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3]/[.D33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radic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licting_con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4]/[.D34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ad cod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ad_cod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5]/[.D35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turn value of function never checked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unction_return_value_unchecke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6]/[.D36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proper error handling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roper_error_handling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7]/[.D37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proper termination of block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roper_termination_of_b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8]/[.D38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dundan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undant_con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9]/[.D39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nused variabl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used_var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40]/[.D40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ssign small buffer for structure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ittlemem_st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1]+[.K41]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]-[.I41]" office:value-type="float" office:value="0" calcext:value-type="float">
            <text:p>0</text:p>
          </table:table-cell>
          <table:table-cell table:formula="of:=[.I41]/[.D41]" office:value-type="percentage" office:value="1" calcext:value-type="percentage">
            <text:p>100%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E41]-[.N41]" office:value-type="float" office:value="7" calcext:value-type="float">
            <text:p>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Memory copy at overlapping areas</text:p>
          </table:table-cell>
          <table:table-cell table:style-name="ce8" office:value-type="string" calcext:value-type="string">
            <text:p>Dynamic memory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ow_memcpy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42]+[.K42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42]-[.I42]" office:value-type="float" office:value="2" calcext:value-type="float">
            <text:p>2</text:p>
          </table:table-cell>
          <table:table-cell table:style-name="ce17" table:formula="of:=[.I42]/[.D42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42]-[.N42]" office:value-type="float" office:value="2" calcext:value-type="float">
            <text:p>2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Dynamic buffer overflow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er_overrun_dynamic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3]+[.K43]"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]-[.I43]" office:value-type="float" office:value="0" calcext:value-type="float">
            <text:p>0</text:p>
          </table:table-cell>
          <table:table-cell table:formula="of:=[.I43]/[.D43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3]-[.N43]" office:value-type="float" office:value="32" calcext:value-type="float">
            <text:p>3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ynamic buffer underrun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er_underrun_dynamic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4]+[.K44]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44]-[.I44]" office:value-type="float" office:value="1" calcext:value-type="float">
            <text:p>1</text:p>
          </table:table-cell>
          <table:table-cell table:formula="of:=[.I44]/[.D44]" office:value-type="percentage" office:value="0.974358974358974" calcext:value-type="percentage">
            <text:p>97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4]-[.N44]" office:value-type="float" office:value="39" calcext:value-type="float">
            <text:p>39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Deletion of data structure sentinel</text:p>
          </table:table-cell>
          <table:table-cell table:style-name="ce8" office:value-type="string" calcext:value-type="string">
            <text:p>Dynamic memory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deletion_of_data_structure_sentinel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45]+[.K45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45]-[.I45]" office:value-type="float" office:value="3" calcext:value-type="float">
            <text:p>3</text:p>
          </table:table-cell>
          <table:table-cell table:style-name="ce17" table:formula="of:=[.I45]/[.D45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45]-[.N45]" office:value-type="float" office:value="3" calcext:value-type="float">
            <text:p>3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v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ve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cked but never un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_never_un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ce condition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ce_conditio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ng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nlock without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lock_without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ad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d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ubl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uble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uble release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uble_releas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</table:table>
      <table:table table:name="結果まとめ_新版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4" table:default-cell-style-name="ce28"/>
        <table:table-column table:style-name="co8" table:default-cell-style-name="ce24"/>
        <table:table-column table:style-name="co6" table:default-cell-style-name="ce3"/>
        <table:table-row table:style-name="ro1">
          <table:table-cell table:style-name="Default" table:number-columns-repeated="3"/>
          <table:table-cell table:style-name="Default" office:value-type="string" calcext:value-type="string">
            <text:p># of variations</text:p>
          </table:table-cell>
          <table:table-cell table:style-name="Default" table:number-columns-repeated="4"/>
          <table:table-cell table:style-name="Default" office:value-type="string" calcext:value-type="string" table:number-columns-spanned="4" table:number-rows-spanned="1">
            <text:p>バグありファイル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Defect Sub Type</text:p>
          </table:table-cell>
          <table:table-cell table:style-name="ce4" office:value-type="string" calcext:value-type="string">
            <text:p>Defect Type</text:p>
          </table:table-cell>
          <table:table-cell table:style-name="ce4" office:value-type="string" calcext:value-type="string">
            <text:p>with Defects</text:p>
          </table:table-cell>
          <table:table-cell table:style-name="ce4" office:value-type="string" calcext:value-type="string">
            <text:p>without Defects</text:p>
          </table:table-cell>
          <table:table-cell table:style-name="ce4" office:value-type="string" calcext:value-type="string">
            <text:p>test file id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採否</text:p>
          </table:table-cell>
          <table:table-cell table:style-name="ce7" office:value-type="string" calcext:value-type="string">
            <text:p>バグを見つけた数</text:p>
          </table:table-cell>
          <table:table-cell table:style-name="ce7" office:value-type="string" calcext:value-type="string">
            <text:p>期待通り見つけた件数</text:p>
          </table:table-cell>
          <table:table-cell table:style-name="ce7" office:value-type="string" calcext:value-type="string">
            <text:p>期待通りではないがともかく見つけた件数</text:p>
          </table:table-cell>
          <table:table-cell table:style-name="ce7" office:value-type="string" calcext:value-type="string">
            <text:p>見つけられなかった件数</text:p>
          </table:table-cell>
          <table:table-cell table:style-name="ce7" office:value-type="string" calcext:value-type="string">
            <text:p>発見率</text:p>
          </table:table-cell>
          <table:table-cell table:style-name="Default" office:value-type="string" calcext:value-type="string">
            <text:p>旧版での発見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 buffer overrun</text:p>
          </table:table-cell>
          <table:table-cell office:value-type="string" calcext:value-type="string">
            <text:p>Static memory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verrun_st.c</text:p>
          </table:table-cell>
          <table:table-cell office:value-type="string" calcext:value-type="string">
            <text:p>採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D3]-[.I3]" office:value-type="float" office:value="0" calcext:value-type="float">
            <text:p>0</text:p>
          </table:table-cell>
          <table:table-cell table:formula="of:=[.I3]/[.D3]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 buffer underrun</text:p>
          </table:table-cell>
          <table:table-cell office:value-type="string" calcext:value-type="string">
            <text:p>Static memo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nderrun_st.c</text:p>
          </table:table-cell>
          <table:table-cell office:value-type="string" calcext:value-type="string">
            <text:p>採</text:p>
          </table:table-cell>
          <table:table-cell table:formula="of:=[.J4]+[.K4]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4]-[.I4]" office:value-type="float" office:value="0" calcext:value-type="float">
            <text:p>0</text:p>
          </table:table-cell>
          <table:table-cell table:formula="of:=[.I4]/[.D4]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 thread stack access</text:p>
          </table:table-cell>
          <table:table-cell office:value-type="string" calcext:value-type="string">
            <text:p>Stack-relate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_cross_thread_access.c</text:p>
          </table:table-cell>
          <table:table-cell office:value-type="string" calcext:value-type="string">
            <text:p>採</text:p>
          </table:table-cell>
          <table:table-cell table:formula="of:=[.J5]+[.K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I5]" office:value-type="float" office:value="6" calcext:value-type="float">
            <text:p>6</text:p>
          </table:table-cell>
          <table:table-cell table:formula="of:=[.I5]/[.D5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ck overflow</text:p>
          </table:table-cell>
          <table:table-cell office:value-type="string" calcext:value-type="string">
            <text:p>Stack-relate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_overflow.c</text:p>
          </table:table-cell>
          <table:table-cell office:value-type="string" calcext:value-type="string">
            <text:p>採</text:p>
          </table:table-cell>
          <table:table-cell table:formula="of:=[.J6]+[.K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I6]" office:value-type="float" office:value="7" calcext:value-type="float">
            <text:p>7</text:p>
          </table:table-cell>
          <table:table-cell table:formula="of:=[.I6]/[.D6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ck underrun</text:p>
          </table:table-cell>
          <table:table-cell office:value-type="string" calcext:value-type="string">
            <text:p>Stack-relate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_underrun.c</text:p>
          </table:table-cell>
          <table:table-cell office:value-type="string" calcext:value-type="string">
            <text:p>採</text:p>
          </table:table-cell>
          <table:table-cell table:formula="of:=[.J7]+[.K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7]-[.I7]" office:value-type="float" office:value="0" calcext:value-type="float">
            <text:p>0</text:p>
          </table:table-cell>
          <table:table-cell table:formula="of:=[.I7]/[.D7]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valid memory access to already freed area</text:p>
          </table:table-cell>
          <table:table-cell office:value-type="string" calcext:value-type="string">
            <text:p>Resource managemen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valid_memory_access.c</text:p>
          </table:table-cell>
          <table:table-cell office:value-type="string" calcext:value-type="string">
            <text:p>採</text:p>
          </table:table-cell>
          <table:table-cell table:formula="of:=[.J8]+[.K8]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8]-[.I8]" office:value-type="float" office:value="4" calcext:value-type="float">
            <text:p>4</text:p>
          </table:table-cell>
          <table:table-cell table:formula="of:=[.I8]/[.D8]" office:value-type="percentage" office:value="0.764705882352941" calcext:value-type="percentage">
            <text:p>76%</text:p>
          </table:table-cell>
          <table:table-cell office:value-type="percentage" office:value="0.705882352941176" calcext:value-type="percentage">
            <text:p>7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mory allocation failure</text:p>
          </table:table-cell>
          <table:table-cell office:value-type="string" calcext:value-type="string">
            <text:p>Resource managemen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mory_allocation_failure.c</text:p>
          </table:table-cell>
          <table:table-cell office:value-type="string" calcext:value-type="string">
            <text:p>採</text:p>
          </table:table-cell>
          <table:table-cell table:formula="of:=[.J9]+[.K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-[.I9]" office:value-type="float" office:value="16" calcext:value-type="float">
            <text:p>16</text:p>
          </table:table-cell>
          <table:table-cell table:formula="of:=[.I9]/[.D9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mory leakage</text:p>
          </table:table-cell>
          <table:table-cell office:value-type="string" calcext:value-type="string">
            <text:p>Resource manageme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mory_leak.c</text:p>
          </table:table-cell>
          <table:table-cell office:value-type="string" calcext:value-type="string">
            <text:p>採</text:p>
          </table:table-cell>
          <table:table-cell table:formula="of:=[.J10]+[.K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I10]" office:value-type="float" office:value="18" calcext:value-type="float">
            <text:p>18</text:p>
          </table:table-cell>
          <table:table-cell table:formula="of:=[.I10]/[.D10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turn of a pointer to a local variable</text:p>
          </table:table-cell>
          <table:table-cell office:value-type="string" calcext:value-type="string">
            <text:p>Resource manage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turn_local.c</text:p>
          </table:table-cell>
          <table:table-cell office:value-type="string" calcext:value-type="string">
            <text:p>採</text:p>
          </table:table-cell>
          <table:table-cell table:formula="of:=[.J11]+[.K1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1]-[.I11]" office:value-type="float" office:value="0" calcext:value-type="float">
            <text:p>0</text:p>
          </table:table-cell>
          <table:table-cell table:formula="of:=[.I11]/[.D11]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initialized memory access</text:p>
          </table:table-cell>
          <table:table-cell office:value-type="string" calcext:value-type="string">
            <text:p>Resource managemen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init_memory_access.c</text:p>
          </table:table-cell>
          <table:table-cell office:value-type="string" calcext:value-type="string">
            <text:p>採</text:p>
          </table:table-cell>
          <table:table-cell table:formula="of:=[.J12]+[.K1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]-[.I12]" office:value-type="float" office:value="11" calcext:value-type="float">
            <text:p>11</text:p>
          </table:table-cell>
          <table:table-cell table:formula="of:=[.I12]/[.D12]" office:value-type="percentage" office:value="0.266666666666667" calcext:value-type="percentage">
            <text:p>27%</text:p>
          </table:table-cell>
          <table:table-cell office:value-type="percentage" office:value="0.266666666666667" calcext:value-type="percentage">
            <text:p>27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uble free</text:p>
          </table:table-cell>
          <table:table-cell office:value-type="string" calcext:value-type="string">
            <text:p>Resource management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double_free.c</text:p>
          </table:table-cell>
          <table:table-cell office:value-type="string" calcext:value-type="string">
            <text:p>採</text:p>
          </table:table-cell>
          <table:table-cell table:formula="of:=[.J13]+[.K13]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3]-[.I13]" office:value-type="float" office:value="1" calcext:value-type="float">
            <text:p>1</text:p>
          </table:table-cell>
          <table:table-cell table:formula="of:=[.I13]/[.D13]" office:value-type="percentage" office:value="0.916666666666667" calcext:value-type="percentage">
            <text:p>92%</text:p>
          </table:table-cell>
          <table:table-cell office:value-type="percentage" office:value="0.916666666666667" calcext:value-type="percentage">
            <text:p>92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ee non dynamically allocated memory</text:p>
          </table:table-cell>
          <table:table-cell office:value-type="string" calcext:value-type="string">
            <text:p>Resource management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free_nondynamic_allocated_memory.c</text:p>
          </table:table-cell>
          <table:table-cell office:value-type="string" calcext:value-type="string">
            <text:p>採</text:p>
          </table:table-cell>
          <table:table-cell table:formula="of:=[.J14]+[.K14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4]-[.I14]" office:value-type="float" office:value="0" calcext:value-type="float">
            <text:p>0</text:p>
          </table:table-cell>
          <table:table-cell table:formula="of:=[.I14]/[.D14]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 NULL pointer</text:p>
          </table:table-cell>
          <table:table-cell office:value-type="string" calcext:value-type="string">
            <text:p>Pointer-relat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e_null_pointer.c</text:p>
          </table:table-cell>
          <table:table-cell office:value-type="string" calcext:value-type="string">
            <text:p>採</text:p>
          </table:table-cell>
          <table:table-cell table:formula="of:=[.J15]+[.K15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D15]-[.I15]" office:value-type="float" office:value="5" calcext:value-type="float">
            <text:p>5</text:p>
          </table:table-cell>
          <table:table-cell table:formula="of:=[.I15]/[.D15]" office:value-type="percentage" office:value="0.642857142857143" calcext:value-type="percentage">
            <text:p>64%</text:p>
          </table:table-cell>
          <table:table-cell office:value-type="percentage" office:value="0.642857142857143" calcext:value-type="percentage">
            <text:p>64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d cast of a function pointer</text:p>
          </table:table-cell>
          <table:table-cell office:value-type="string" calcext:value-type="string">
            <text:p>Pointer-relate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unc_pointer.c</text:p>
          </table:table-cell>
          <table:table-cell office:value-type="string" calcext:value-type="string">
            <text:p>採</text:p>
          </table:table-cell>
          <table:table-cell table:formula="of:=[.J16]+[.K1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6]-[.I16]" office:value-type="float" office:value="10" calcext:value-type="float">
            <text:p>10</text:p>
          </table:table-cell>
          <table:table-cell table:formula="of:=[.I16]/[.D16]" office:value-type="percentage" office:value="0.333333333333333" calcext:value-type="percentage">
            <text:p>33%</text:p>
          </table:table-cell>
          <table:table-cell office:value-type="percentage" office:value="0.333333333333333" calcext:value-type="percentage">
            <text:p>3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referencing a NULL pointer</text:p>
          </table:table-cell>
          <table:table-cell office:value-type="string" calcext:value-type="string">
            <text:p>Pointer-related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_pointer.c</text:p>
          </table:table-cell>
          <table:table-cell office:value-type="string" calcext:value-type="string">
            <text:p>採</text:p>
          </table:table-cell>
          <table:table-cell table:formula="of:=[.J17]+[.K1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17]-[.I17]" office:value-type="float" office:value="1" calcext:value-type="float">
            <text:p>1</text:p>
          </table:table-cell>
          <table:table-cell table:formula="of:=[.I17]/[.D17]" office:value-type="percentage" office:value="0.941176470588235" calcext:value-type="percentage">
            <text:p>94%</text:p>
          </table:table-cell>
          <table:table-cell office:value-type="percentage" office:value="0.941176470588235" calcext:value-type="percentage">
            <text:p>94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correct pointer arithmetic</text:p>
          </table:table-cell>
          <table:table-cell office:value-type="string" calcext:value-type="string">
            <text:p>Pointer-rela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tr_subtraction.c</text:p>
          </table:table-cell>
          <table:table-cell office:value-type="string" calcext:value-type="string">
            <text:p>採</text:p>
          </table:table-cell>
          <table:table-cell table:formula="of:=[.J18]+[.K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-[.I18]" office:value-type="float" office:value="2" calcext:value-type="float">
            <text:p>2</text:p>
          </table:table-cell>
          <table:table-cell table:formula="of:=[.I18]/[.D18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initialized pointer</text:p>
          </table:table-cell>
          <table:table-cell office:value-type="string" calcext:value-type="string">
            <text:p>Pointer-relate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init_pointer.c</text:p>
          </table:table-cell>
          <table:table-cell office:value-type="string" calcext:value-type="string">
            <text:p>採</text:p>
          </table:table-cell>
          <table:table-cell table:formula="of:=[.J19]+[.K19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9]-[.I19]" office:value-type="float" office:value="8" calcext:value-type="float">
            <text:p>8</text:p>
          </table:table-cell>
          <table:table-cell table:formula="of:=[.I19]/[.D19]" office:value-type="percentage" office:value="0.5" calcext:value-type="percentage">
            <text:p>50%</text:p>
          </table:table-cell>
          <table:table-cell office:value-type="percentage" office:value="0.5" calcext:value-type="percentage">
            <text:p>5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rong arguments passed to a function pointer</text:p>
          </table:table-cell>
          <table:table-cell office:value-type="string" calcext:value-type="string">
            <text:p>Pointer-relate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rong_arguments_func_pointer.c</text:p>
          </table:table-cell>
          <table:table-cell office:value-type="string" calcext:value-type="string">
            <text:p>採</text:p>
          </table:table-cell>
          <table:table-cell table:formula="of:=[.J20]+[.K20]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D20]-[.I20]" office:value-type="float" office:value="4" calcext:value-type="float">
            <text:p>4</text:p>
          </table:table-cell>
          <table:table-cell table:formula="of:=[.I20]/[.D20]" office:value-type="percentage" office:value="0.777777777777778" calcext:value-type="percentage">
            <text:p>78%</text:p>
          </table:table-cell>
          <table:table-cell office:value-type="percentage" office:value="0.722222222222222" calcext:value-type="percentage">
            <text:p>72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arison NULL with function pointer</text:p>
          </table:table-cell>
          <table:table-cell office:value-type="string" calcext:value-type="string">
            <text:p>Pointer-relat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_funcadr.c</text:p>
          </table:table-cell>
          <table:table-cell office:value-type="string" calcext:value-type="string">
            <text:p>採</text:p>
          </table:table-cell>
          <table:table-cell table:formula="of:=[.J21]+[.K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I21]" office:value-type="float" office:value="2" calcext:value-type="float">
            <text:p>2</text:p>
          </table:table-cell>
          <table:table-cell table:formula="of:=[.I21]/[.D21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wer related errors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w_related_errors.c</text:p>
          </table:table-cell>
          <table:table-cell office:value-type="string" calcext:value-type="string">
            <text:p>否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D22]-[.I22]" office:value-type="float" office:value="29" calcext:value-type="float">
            <text:p>29</text:p>
          </table:table-cell>
          <table:table-cell table:formula="of:=[.I22]/[.D22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teger sign lost because of unsigned cast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gn_conv.c</text:p>
          </table:table-cell>
          <table:table-cell office:value-type="string" calcext:value-type="string">
            <text:p>否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[.D23]-[.I23]" office:value-type="float" office:value="19" calcext:value-type="float">
            <text:p>19</text:p>
          </table:table-cell>
          <table:table-cell table:formula="of:=[.I23]/[.D23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vision by zero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ero_division.c</text:p>
          </table:table-cell>
          <table:table-cell office:value-type="string" calcext:value-type="string">
            <text:p>否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D24]-[.I24]" office:value-type="float" office:value="2" calcext:value-type="float">
            <text:p>2</text:p>
          </table:table-cell>
          <table:table-cell table:formula="of:=[.I24]/[.D24]" office:value-type="percentage" office:value="0.875" calcext:value-type="percentage">
            <text:p>88%</text:p>
          </table:table-cell>
          <table:table-cell office:value-type="percentage" office:value="0.875" calcext:value-type="percentage">
            <text:p>88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t shift bigger than integral type or negative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_shift.c</text:p>
          </table:table-cell>
          <table:table-cell office:value-type="string" calcext:value-type="string">
            <text:p>否</text:p>
          </table:table-cell>
          <table:table-cell table:number-columns-repeated="2" table:style-name="ce30" office:value-type="float" office:value="16" calcext:value-type="float">
            <text:p>16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D25]-[.I25]" office:value-type="float" office:value="1" calcext:value-type="float">
            <text:p>1</text:p>
          </table:table-cell>
          <table:table-cell table:formula="of:=[.I25]/[.D25]" office:value-type="percentage" office:value="0.941176470588235" calcext:value-type="percentage">
            <text:p>94%</text:p>
          </table:table-cell>
          <table:table-cell office:value-type="percentage" office:value="0.941176470588235" calcext:value-type="percentage">
            <text:p>94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teger precision lost because of cast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_lost.c</text:p>
          </table:table-cell>
          <table:table-cell office:value-type="string" calcext:value-type="string">
            <text:p>否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[.D26]-[.I26]" office:value-type="float" office:value="19" calcext:value-type="float">
            <text:p>19</text:p>
          </table:table-cell>
          <table:table-cell table:formula="of:=[.I26]/[.D26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ta overflow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_overflow.c</text:p>
          </table:table-cell>
          <table:table-cell office:value-type="string" calcext:value-type="string">
            <text:p>否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[.D27]-[.I27]" office:value-type="float" office:value="25" calcext:value-type="float">
            <text:p>25</text:p>
          </table:table-cell>
          <table:table-cell table:formula="of:=[.I27]/[.D27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ta underflow</text:p>
          </table:table-cell>
          <table:table-cell office:value-type="string" calcext:value-type="string">
            <text:p>Numeric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_underflow.c</text:p>
          </table:table-cell>
          <table:table-cell office:value-type="string" calcext:value-type="string">
            <text:p>否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[.D28]-[.I28]" office:value-type="float" office:value="12" calcext:value-type="float">
            <text:p>12</text:p>
          </table:table-cell>
          <table:table-cell table:formula="of:=[.I28]/[.D28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intentional end less loop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less_loop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29]/[.D29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eless assignment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sign_cod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0]/[.D30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 extern type for global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valid_exter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1]/[.D31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n void function does not return valu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_retur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2]/[.D32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initialized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init_var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3]/[.D33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radic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licting_con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4]/[.D34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ad cod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ad_cod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5]/[.D35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turn value of function never checked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unction_return_value_unchecke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6]/[.D36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proper error handling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roper_error_handling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7]/[.D37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proper termination of block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roper_termination_of_b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8]/[.D38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dundan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undant_con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39]/[.D39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nused variabl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used_var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formula="of:=[.I40]/[.D40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ssign small buffer for structure</text:p>
          </table:table-cell>
          <table:table-cell office:value-type="string" calcext:value-type="string">
            <text:p>Dynamic memory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ttlemem_st.c</text:p>
          </table:table-cell>
          <table:table-cell office:value-type="string" calcext:value-type="string">
            <text:p>採</text:p>
          </table:table-cell>
          <table:table-cell table:formula="of:=[.J41]+[.K41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1]-[.I41]" office:value-type="float" office:value="0" calcext:value-type="float">
            <text:p>0</text:p>
          </table:table-cell>
          <table:table-cell table:formula="of:=[.I41]/[.D41]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mory copy at overlapping areas</text:p>
          </table:table-cell>
          <table:table-cell office:value-type="string" calcext:value-type="string">
            <text:p>Dynamic memo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w_memcpy.c</text:p>
          </table:table-cell>
          <table:table-cell office:value-type="string" calcext:value-type="string">
            <text:p>採</text:p>
          </table:table-cell>
          <table:table-cell table:formula="of:=[.J42]+[.K4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]-[.I42]" office:value-type="float" office:value="2" calcext:value-type="float">
            <text:p>2</text:p>
          </table:table-cell>
          <table:table-cell table:formula="of:=[.I42]/[.D42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ynamic buffer overflow</text:p>
          </table:table-cell>
          <table:table-cell office:value-type="string" calcext:value-type="string">
            <text:p>Dynamic memory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er_overrun_dynamic.c</text:p>
          </table:table-cell>
          <table:table-cell office:value-type="string" calcext:value-type="string">
            <text:p>採</text:p>
          </table:table-cell>
          <table:table-cell table:formula="of:=[.J43]+[.K43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D43]-[.I43]" office:value-type="float" office:value="0" calcext:value-type="float">
            <text:p>0</text:p>
          </table:table-cell>
          <table:table-cell table:formula="of:=[.I43]/[.D43]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ynamic buffer underrun</text:p>
          </table:table-cell>
          <table:table-cell office:value-type="string" calcext:value-type="string">
            <text:p>Dynamic memory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_underrun_dynamic.c</text:p>
          </table:table-cell>
          <table:table-cell office:value-type="string" calcext:value-type="string">
            <text:p>採</text:p>
          </table:table-cell>
          <table:table-cell table:formula="of:=[.J44]+[.K44]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D44]-[.I44]" office:value-type="float" office:value="1" calcext:value-type="float">
            <text:p>1</text:p>
          </table:table-cell>
          <table:table-cell table:formula="of:=[.I44]/[.D44]" office:value-type="percentage" office:value="0.974358974358974" calcext:value-type="percentage">
            <text:p>97%</text:p>
          </table:table-cell>
          <table:table-cell office:value-type="percentage" office:value="0.974358974358974" calcext:value-type="percentage">
            <text:p>97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letion of data structure sentinel</text:p>
          </table:table-cell>
          <table:table-cell office:value-type="string" calcext:value-type="string">
            <text:p>Dynamic memo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etion_of_data_structure_sentinel.c</text:p>
          </table:table-cell>
          <table:table-cell office:value-type="string" calcext:value-type="string">
            <text:p>採</text:p>
          </table:table-cell>
          <table:table-cell table:formula="of:=[.J45]+[.K4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]-[.I45]" office:value-type="float" office:value="3" calcext:value-type="float">
            <text:p>3</text:p>
          </table:table-cell>
          <table:table-cell table:formula="of:=[.I45]/[.D45]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v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ve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8"/>
          <table:table-cell table:style-name="Default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cked but never un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_never_un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8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ce condition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ce_conditio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8"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ng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8"/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nlock without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lock_without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8"/>
          <table:table-cell table:style-name="Default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ad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d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8"/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ubl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uble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8"/>
          <table:table-cell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uble release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uble_releas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8"/>
          <table:table-cell table:style-name="Default"/>
        </table:table-row>
        <table:table-row table:style-name="ro1">
          <table:table-cell table:style-name="ce29" table:number-columns-repeated="13"/>
          <table:table-cell table:style-name="Default"/>
        </table:table-row>
      </table:table>
      <table:table table:name="Detection_Rate比較" table:style-name="ta1">
        <office:forms form:automatic-focus="false" form:apply-design-mode="false"/>
        <table:shapes>
          <draw:frame draw:z-index="0" draw:style-name="gr1" draw:text-style-name="P1" svg:width="257.57mm" svg:height="148.12mm" svg:x="27.35mm" svg:y="35.27mm">
            <draw:object draw:notify-on-update-of-ranges="Detection_Rate比較.B2:Detection_Rate比較.B6 Detection_Rate比較.C1:Detection_Rate比較.C1 Detection_Rate比較.C2:Detection_Rate比較.C6 Detection_Rate比較.D1:Detection_Rate比較.D1 Detection_Rate比較.D2:Detection_Rate比較.D6 Detection_Rate比較.E1:Detection_Rate比較.E1 Detection_Rate比較.E2:Detection_Rate比較.E6 Detection_Rate比較.F1:Detection_Rate比較.F1 Detection_Rate比較.F2:Detection_Rate比較.F6 Detection_Rate比較.G1:Detection_Rate比較.G1 Detection_Rate比較.G2:Detection_Rate比較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ce2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row table:style-name="ro3">
          <table:table-cell/>
          <table:table-cell table:style-name="Default" office:value-type="string" calcext:value-type="string">
            <text:p>Detection Rate</text:p>
          </table:table-cell>
          <table:table-cell table:style-name="Default" office:value-type="string" calcext:value-type="string">
            <text:p>KLEE(期待通り発見)</text:p>
          </table:table-cell>
          <table:table-cell table:style-name="Default" office:value-type="string" calcext:value-type="string">
            <text:p>KLEE(期待通りではないがともかく発見したものも含む)</text:p>
          </table:table-cell>
          <table:table-cell table:style-name="Default" office:value-type="string" calcext:value-type="string">
            <text:p>GrammaTech: CodeSonar</text:p>
          </table:table-cell>
          <table:table-cell table:style-name="Default" office:value-type="string" calcext:value-type="string">
            <text:p>MathWorks: Code Prover</text:p>
          </table:table-cell>
          <table:table-cell table:style-name="Default" office:value-type="string" calcext:value-type="string">
            <text:p>MathWorks: Bug Finder</text:p>
          </table:table-cell>
        </table:table-row>
        <table:table-row table:style-name="ro1">
          <table:table-cell/>
          <table:table-cell office:value-type="string" calcext:value-type="string">
            <text:p>Static memory</text:p>
          </table:table-cell>
          <table:table-cell table:formula="of:=SUM([$結果まとめ.J3:.J4])/SUM([$結果まとめ.D3:.D4])" office:value-type="percentage" office:value="0.985074626865672" calcext:value-type="percentage">
            <text:p>99%</text:p>
          </table:table-cell>
          <table:table-cell table:formula="of:=SUM([$結果まとめ.I3:.I4])/SUM([$結果まとめ.D3:.D4])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.97" calcext:value-type="percentage">
            <text:p>97%</text:p>
          </table:table-cell>
        </table:table-row>
        <table:table-row table:style-name="ro1">
          <table:table-cell/>
          <table:table-cell office:value-type="string" calcext:value-type="string">
            <text:p>Dynamic memory</text:p>
          </table:table-cell>
          <table:table-cell table:formula="of:=SUM([$結果まとめ.J41:.J45])/SUM([$結果まとめ.D41:.D45])" office:value-type="percentage" office:value="0.896551724137931" calcext:value-type="percentage">
            <text:p>90%</text:p>
          </table:table-cell>
          <table:table-cell table:formula="of:=SUM([$結果まとめ.I41:.I45])/SUM([$結果まとめ.D41:.D45])" office:value-type="percentage" office:value="0.931034482758621" calcext:value-type="percentage">
            <text:p>93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9" calcext:value-type="percentage">
            <text:p>90%</text:p>
          </table:table-cell>
        </table:table-row>
        <table:table-row table:style-name="ro1">
          <table:table-cell/>
          <table:table-cell office:value-type="string" calcext:value-type="string">
            <text:p>Stack-related</text:p>
          </table:table-cell>
          <table:table-cell table:formula="of:=SUM([$結果まとめ.J5:.J7])/SUM([$結果まとめ.D5:.D7])" office:value-type="percentage" office:value="0.2" calcext:value-type="percentage">
            <text:p>20%</text:p>
          </table:table-cell>
          <table:table-cell table:formula="of:=SUM([$結果まとめ.I5:.I7])/SUM([$結果まとめ.D5:.D7])" office:value-type="percentage" office:value="0.35" calcext:value-type="percentage">
            <text:p>3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table:formula="of:=SUM([$結果まとめ.J8:.J14])/SUM([$結果まとめ.D8:.D14])" office:value-type="percentage" office:value="0.385416666666667" calcext:value-type="percentage">
            <text:p>39%</text:p>
          </table:table-cell>
          <table:table-cell table:formula="of:=SUM([$結果まとめ.I8:.I14])/SUM([$結果まとめ.D8:.D14])" office:value-type="percentage" office:value="0.46875" calcext:value-type="percentage">
            <text:p>47%</text:p>
          </table:table-cell>
          <table:table-cell office:value-type="percentage" office:value="0.61" calcext:value-type="percentage">
            <text:p>61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55" calcext:value-type="percentage">
            <text:p>55%</text:p>
          </table:table-cell>
        </table:table-row>
        <table:table-row table:style-name="ro1">
          <table:table-cell/>
          <table:table-cell office:value-type="string" calcext:value-type="string">
            <text:p>Pointer-related</text:p>
          </table:table-cell>
          <table:table-cell table:formula="of:=SUM([$結果まとめ.J15:.J21])/SUM([$結果まとめ.D15:.D21])" office:value-type="percentage" office:value="0.321428571428571" calcext:value-type="percentage">
            <text:p>32%</text:p>
          </table:table-cell>
          <table:table-cell table:formula="of:=SUM([$結果まとめ.I15:.I21])/SUM([$結果まとめ.D15:.D21])" office:value-type="percentage" office:value="0.607142857142857" calcext:value-type="percentage">
            <text:p>61%</text:p>
          </table:table-cell>
          <table:table-cell office:value-type="percentage" office:value="0.52" calcext:value-type="percentage">
            <text:p>52%</text:p>
          </table:table-cell>
          <table:table-cell table:number-columns-repeated="2" office:value-type="percentage" office:value="0.69" calcext:value-type="percentage">
            <text:p>69%</text:p>
          </table:table-cell>
        </table:table-row>
      </table:table>
      <table:table table:name="FPRate比較" table:style-name="ta1">
        <table:shapes>
          <draw:frame draw:z-index="0" draw:style-name="gr1" draw:text-style-name="P1" svg:width="257.57mm" svg:height="148.12mm" svg:x="27.35mm" svg:y="38.06mm">
            <draw:object draw:notify-on-update-of-ranges="FPRate比較.B2:FPRate比較.B6 FPRate比較.C1:FPRate比較.C1 FPRate比較.C2:FPRate比較.C6 FPRate比較.D1:FPRate比較.D1 FPRate比較.D2:FPRate比較.D6 FPRate比較.E1:FPRate比較.E1 FPRate比較.E2:FPRate比較.E6 FPRate比較.F1:FPRate比較.F1 FPRate比較.F2:FPRate比較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ce2"/>
        <table:table-column table:style-name="co10" table:default-cell-style-name="ce3"/>
        <table:table-column table:style-name="co12" table:default-cell-style-name="ce3"/>
        <table:table-column table:style-name="co13" table:number-columns-repeated="2" table:default-cell-style-name="ce3"/>
        <table:table-row table:style-name="ro3">
          <table:table-cell/>
          <table:table-cell table:style-name="Default" office:value-type="string" calcext:value-type="string">
            <text:p>100-FPR</text:p>
          </table:table-cell>
          <table:table-cell table:style-name="Default" office:value-type="string" calcext:value-type="string">
            <text:p>KLEE</text:p>
          </table:table-cell>
          <table:table-cell table:style-name="Default" office:value-type="string" calcext:value-type="string">
            <text:p>GrammaTech: CodeSonar</text:p>
          </table:table-cell>
          <table:table-cell table:style-name="Default" office:value-type="string" calcext:value-type="string">
            <text:p>MathWorks: Code Prover</text:p>
          </table:table-cell>
          <table:table-cell table:style-name="Default" office:value-type="string" calcext:value-type="string">
            <text:p>MathWorks: Bug Finder</text:p>
          </table:table-cell>
        </table:table-row>
        <table:table-row table:style-name="ro1">
          <table:table-cell/>
          <table:table-cell office:value-type="string" calcext:value-type="string">
            <text:p>Static memory</text:p>
          </table:table-cell>
          <table:table-cell table:formula="of:=1-SUM([$結果まとめ.N3:.N4])/SUM([$結果まとめ.E3:.E4])" office:value-type="percentage" office:value="1" calcext:value-type="percentage">
            <text:p>100%</text:p>
          </table:table-cell>
          <table:table-cell table:number-columns-repeated="3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Dynamic memory</text:p>
          </table:table-cell>
          <table:table-cell table:formula="of:=1-SUM([$結果まとめ.N41:.N45])/SUM([$結果まとめ.E41:.E45])" office:value-type="percentage" office:value="0.954022988505747" calcext:value-type="percentage">
            <text:p>9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ack-related</text:p>
          </table:table-cell>
          <table:table-cell table:formula="of:=1-SUM([$結果まとめ.N5:.N7])/SUM([$結果まとめ.E5:.E7])" office:value-type="percentage" office:value="0.85" calcext:value-type="percentage">
            <text:p>8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85" calcext:value-type="percentage">
            <text:p>85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table:formula="of:=1-SUM([$結果まとめ.N8:.N14])/SUM([$結果まとめ.E8:.E14])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Pointer-related</text:p>
          </table:table-cell>
          <table:table-cell table:formula="of:=1-SUM([$結果まとめ.N15:.N21])/SUM([$結果まとめ.E15:.E21])" office:value-type="percentage" office:value="0.964285714285714" calcext:value-type="percentage">
            <text:p>96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</table:table-row>
      </table:table>
      <table:table table:name="ファイル名とIDの対応表" table:style-name="ta1">
        <table:table-column table:style-name="co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efect sub type</text:p>
          </table:table-cell>
          <table:table-cell office:value-type="string" calcext:value-type="string">
            <text:p>defect type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t shift bigger than integral type or negative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bit_shif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ynamic buffer overrun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buffer_overrun_dynamic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ynamic buffer underrun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buffer_underrun_dynamic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arison NULL with function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cmp_funcad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tradict conditions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conflicting_co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eger precision lost because of cast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los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overflow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overflow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underflow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underflo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ad code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dead_cod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ad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ead_lock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letion of data structure sentinel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deletion_of_data_structure_sentinel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uble fre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double_fre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ouble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ouble_lock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ouble release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ouble_releas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ntentional endless loop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endless_loop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ree non dynamically allocated memory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free_nondynamic_allocated_memor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ee NULL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free_null_pointe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ad cast of a function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func_pointer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eturn value of function never checked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function_return_value_unchecked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mproper error handling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improper_error_handlin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mproper termination of block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improper_termination_of_block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seless assignment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insign_code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ad extern type for global variabl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invalid_exter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valid memory access to already freed area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invalid_memory_access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ssign small buffer for structure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littlemem_st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ive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livelock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ocked but never un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lock_never_unlo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emory allocation failur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memory_allocation_failure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emory leakag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memory_leak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n void function does not return valu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not_retur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ereferencing a NULL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null_pointer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tatic buffer overrun </text:p>
          </table:table-cell>
          <table:table-cell office:value-type="string" calcext:value-type="string">
            <text:p>Static memory </text:p>
          </table:table-cell>
          <table:table-cell office:value-type="string" calcext:value-type="string">
            <text:p>overrun_st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emory copy at overlapping areas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ow_memcpy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ower related errors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pow_related_error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Incorrect pointer arithmetic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ptr_subtractio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Race condition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race_condition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dundant conditions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redundant_cond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Return of a pointer to a local variabl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return_local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nteger sign lost because of unsigned cast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sign_conv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ng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sleep_lock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ross thread stack access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cross_thread_access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tack overflow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overflow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tack underrun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underru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tatic buffer underrun </text:p>
          </table:table-cell>
          <table:table-cell office:value-type="string" calcext:value-type="string">
            <text:p>Static memory </text:p>
          </table:table-cell>
          <table:table-cell office:value-type="string" calcext:value-type="string">
            <text:p>underrun_st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Uninitialized memory access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uninit_memory_access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Uninitialized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uninit_pointer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Uninitialized variabl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uninit_var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Unlock without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unlock_without_lock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Unused variable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unused_va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rong arguments passed to a function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wrong_arguments_func_point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ivision by zero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zero_division</text:p>
          </table:table-cell>
        </table:table-row>
      </table:table>
      <table:named-expressions/>
      <table:database-ranges>
        <table:database-range table:name="__Anonymous_Sheet_DB__4" table:target-range-address="ファイル名とIDの対応表.B1:ファイル名とIDの対応表.E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text> </loext:text>
      <loext:fill-character> </loext:fill-character>
      <number:text>- </number:text>
    </number:number-style>
    <number:text-style style:name="N10145" number:language="ja" number:country="JP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00/00/00</text:date>, <text:time style:data-style-name="N2" text:time-value="09:12:03.68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4:01:02.091000000</meta:creation-date>
    <dc:date>2019-12-25T16:37:19.891000000</dc:date>
    <meta:editing-duration>P1DT1H55M42S</meta:editing-duration>
    <meta:editing-cycles>54</meta:editing-cycles>
    <meta:generator>LibreOffice/6.1.2.1$Windows_X86_64 LibreOffice_project/65905a128db06ba48db947242809d14d3f9a93fe</meta:generator>
    <meta:document-statistic meta:table-count="5" meta:cell-count="15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758cm" svg:height="14.813cm" xlink:href=".." xlink:type="simple" chart:class="chart:bar" chart:style-name="ch1">
        <chart:title svg:x="10.794cm" svg:y="0.432cm" chart:style-name="ch2">
          <text:p>Detection Rate比較</text:p>
        </chart:title>
        <chart:subtitle svg:x="0cm" svg:y="0cm" chart:style-name="ch3">
          <text:p/>
        </chart:subtitle>
        <chart:legend chart:legend-position="end" svg:x="17.606cm" svg:y="5.936cm" style:legend-expansion="high" chart:style-name="ch4"/>
        <chart:plot-area chart:style-name="ch5" table:cell-range-address="Detection_Rate比較.B1:Detection_Rate比較.G6" chart:data-source-has-labels="both" svg:x="0.515cm" svg:y="1.533cm" svg:width="16.576cm" svg:height="12.984cm">
          <chartooo:coordinate-region svg:x="1.666cm" svg:y="1.728cm" svg:width="15.425cm" svg:height="12.15cm"/>
          <chart:axis chart:dimension="x" chart:name="primary-x" chart:style-name="ch6" chartooo:axis-type="auto">
            <chartooo:date-scale/>
            <chart:categories table:cell-range-address="Detection_Rate比較.B2:Detection_Rate比較.B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Rate比較.C2:Detection_Rate比較.C6" chart:label-cell-address="Detection_Rate比較.C1:Detection_Rate比較.C1" chart:class="chart:bar">
            <chart:data-point chart:repeated="5"/>
          </chart:series>
          <chart:series chart:style-name="ch10" chart:values-cell-range-address="Detection_Rate比較.D2:Detection_Rate比較.D6" chart:label-cell-address="Detection_Rate比較.D1:Detection_Rate比較.D1" chart:class="chart:bar">
            <chart:data-point chart:repeated="5"/>
          </chart:series>
          <chart:series chart:style-name="ch11" chart:values-cell-range-address="Detection_Rate比較.E2:Detection_Rate比較.E6" chart:label-cell-address="Detection_Rate比較.E1:Detection_Rate比較.E1" chart:class="chart:bar">
            <chart:data-point chart:repeated="5"/>
          </chart:series>
          <chart:series chart:style-name="ch12" chart:values-cell-range-address="Detection_Rate比較.F2:Detection_Rate比較.F6" chart:label-cell-address="Detection_Rate比較.F1:Detection_Rate比較.F1" chart:class="chart:bar">
            <chart:data-point chart:repeated="5"/>
          </chart:series>
          <chart:series chart:style-name="ch13" chart:values-cell-range-address="Detection_Rate比較.G2:Detection_Rate比較.G6" chart:label-cell-address="Detection_Rate比較.G1:Detection_Rate比較.G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(期待通り発見)</text:p>
                <draw:g>
                  <svg:desc>Detection_Rate比較.C1:Detection_Rate比較.C1</svg:desc>
                </draw:g>
              </table:table-cell>
              <table:table-cell office:value-type="string">
                <text:p>KLEE(期待通りではないがともかく発見したものも含む)</text:p>
                <draw:g>
                  <svg:desc>Detection_Rate比較.D1:Detection_Rate比較.D1</svg:desc>
                </draw:g>
              </table:table-cell>
              <table:table-cell office:value-type="string">
                <text:p>GrammaTech: CodeSonar</text:p>
                <draw:g>
                  <svg:desc>Detection_Rate比較.E1:Detection_Rate比較.E1</svg:desc>
                </draw:g>
              </table:table-cell>
              <table:table-cell office:value-type="string">
                <text:p>MathWorks: Code Prover</text:p>
                <draw:g>
                  <svg:desc>Detection_Rate比較.F1:Detection_Rate比較.F1</svg:desc>
                </draw:g>
              </table:table-cell>
              <table:table-cell office:value-type="string">
                <text:p>MathWorks: Bug Finder</text:p>
                <draw:g>
                  <svg:desc>Detection_Rate比較.G1:Detection_Rate比較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memory</text:p>
                <draw:g>
                  <svg:desc>Detection_Rate比較.B2:Detection_Rate比較.B6</svg:desc>
                </draw:g>
              </table:table-cell>
              <table:table-cell office:value-type="float" office:value="0.985074626865672">
                <text:p>0.985074626865672</text:p>
                <draw:g>
                  <svg:desc>Detection_Rate比較.C2:Detection_Rate比較.C6</svg:desc>
                </draw:g>
              </table:table-cell>
              <table:table-cell office:value-type="float" office:value="1">
                <text:p>1</text:p>
                <draw:g>
                  <svg:desc>Detection_Rate比較.D2:Detection_Rate比較.D6</svg:desc>
                </draw:g>
              </table:table-cell>
              <table:table-cell office:value-type="float" office:value="1">
                <text:p>1</text:p>
                <draw:g>
                  <svg:desc>Detection_Rate比較.E2:Detection_Rate比較.E6</svg:desc>
                </draw:g>
              </table:table-cell>
              <table:table-cell office:value-type="float" office:value="0.97">
                <text:p>0.97</text:p>
                <draw:g>
                  <svg:desc>Detection_Rate比較.F2:Detection_Rate比較.F6</svg:desc>
                </draw:g>
              </table:table-cell>
              <table:table-cell office:value-type="float" office:value="0.97">
                <text:p>0.97</text:p>
                <draw:g>
                  <svg:desc>Detection_Rate比較.G2:Detection_Rate比較.G6</svg:desc>
                </draw:g>
              </table:table-cell>
            </table:table-row>
            <table:table-row>
              <table:table-cell office:value-type="string">
                <text:p>Dynamic memory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tack-related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esource management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46875">
                <text:p>0.46875</text:p>
              </table:table-cell>
              <table:table-cell office:value-type="float" office:value="0.61">
                <text:p>0.61</text:p>
              </table:table-cell>
              <table:table-cell office:value-type="float" office:value="0.2">
                <text:p>0.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Pointer-related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52">
                <text:p>0.52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58cm" svg:height="14.813cm" xlink:href=".." xlink:type="simple" chart:class="chart:bar" chart:style-name="ch1">
        <chart:title svg:x="9.268cm" svg:y="0.432cm" chart:style-name="ch2">
          <text:p>100-FPR(False Positive Rate)比較</text:p>
        </chart:title>
        <chart:subtitle svg:x="0cm" svg:y="0cm" chart:style-name="ch3">
          <text:p/>
        </chart:subtitle>
        <chart:legend chart:legend-position="end" svg:x="20.858cm" svg:y="6.376cm" style:legend-expansion="high" chart:style-name="ch4"/>
        <chart:plot-area chart:style-name="ch5" table:cell-range-address="FPRate比較.B1:FPRate比較.F6" chart:data-source-has-labels="both" svg:x="0.515cm" svg:y="1.533cm" svg:width="19.828cm" svg:height="12.984cm">
          <chartooo:coordinate-region svg:x="1.666cm" svg:y="1.728cm" svg:width="18.677cm" svg:height="12.15cm"/>
          <chart:axis chart:dimension="x" chart:name="primary-x" chart:style-name="ch6" chartooo:axis-type="auto">
            <chartooo:date-scale/>
            <chart:categories table:cell-range-address="FPRate比較.B2:FPRate比較.B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PRate比較.C2:FPRate比較.C6" chart:label-cell-address="FPRate比較.C1:FPRate比較.C1" chart:class="chart:bar">
            <chart:data-point chart:repeated="5"/>
          </chart:series>
          <chart:series chart:style-name="ch10" chart:values-cell-range-address="FPRate比較.D2:FPRate比較.D6" chart:label-cell-address="FPRate比較.D1:FPRate比較.D1" chart:class="chart:bar">
            <chart:data-point chart:repeated="5"/>
          </chart:series>
          <chart:series chart:style-name="ch11" chart:values-cell-range-address="FPRate比較.E2:FPRate比較.E6" chart:label-cell-address="FPRate比較.E1:FPRate比較.E1" chart:class="chart:bar">
            <chart:data-point chart:repeated="5"/>
          </chart:series>
          <chart:series chart:style-name="ch12" chart:values-cell-range-address="FPRate比較.F2:FPRate比較.F6" chart:label-cell-address="FPRate比較.F1:FPRate比較.F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</text:p>
                <draw:g>
                  <svg:desc>FPRate比較.C1:FPRate比較.C1</svg:desc>
                </draw:g>
              </table:table-cell>
              <table:table-cell office:value-type="string">
                <text:p>GrammaTech: CodeSonar</text:p>
                <draw:g>
                  <svg:desc>FPRate比較.D1:FPRate比較.D1</svg:desc>
                </draw:g>
              </table:table-cell>
              <table:table-cell office:value-type="string">
                <text:p>MathWorks: Code Prover</text:p>
                <draw:g>
                  <svg:desc>FPRate比較.E1:FPRate比較.E1</svg:desc>
                </draw:g>
              </table:table-cell>
              <table:table-cell office:value-type="string">
                <text:p>MathWorks: Bug Finder</text:p>
                <draw:g>
                  <svg:desc>FPRate比較.F1:FPRate比較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memory</text:p>
                <draw:g>
                  <svg:desc>FPRate比較.B2:FPRate比較.B6</svg:desc>
                </draw:g>
              </table:table-cell>
              <table:table-cell office:value-type="float" office:value="1">
                <text:p>1</text:p>
                <draw:g>
                  <svg:desc>FPRate比較.C2:FPRate比較.C6</svg:desc>
                </draw:g>
              </table:table-cell>
              <table:table-cell office:value-type="float" office:value="1">
                <text:p>1</text:p>
                <draw:g>
                  <svg:desc>FPRate比較.D2:FPRate比較.D6</svg:desc>
                </draw:g>
              </table:table-cell>
              <table:table-cell office:value-type="float" office:value="1">
                <text:p>1</text:p>
                <draw:g>
                  <svg:desc>FPRate比較.E2:FPRate比較.E6</svg:desc>
                </draw:g>
              </table:table-cell>
              <table:table-cell office:value-type="float" office:value="1">
                <text:p>1</text:p>
                <draw:g>
                  <svg:desc>FPRate比較.F2:FPRate比較.F6</svg:desc>
                </draw:g>
              </table:table-cell>
            </table:table-row>
            <table:table-row>
              <table:table-cell office:value-type="string">
                <text:p>Dynamic memory</text:p>
              </table:table-cell>
              <table:table-cell office:value-type="float" office:value="0.954022988505747">
                <text:p>0.954022988505747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ck-related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esource managemen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inter-related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